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mm"/>
    </style:style>
    <style:style style:name="co2" style:family="table-column">
      <style:table-column-properties fo:break-before="auto" style:column-width="56.22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0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CLASS ASSIGNMENTS IN AN ELEMENTARY SCHOOL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STUDENT DATA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Student Number</text:p>
          </table:table-cell>
          <table:table-cell table:style-name="ce7" office:value-type="string" calcext:value-type="string">
            <text:p>Parent Preference for Class 1</text:p>
          </table:table-cell>
          <table:table-cell table:style-name="ce7" office:value-type="string" calcext:value-type="string">
            <text:p>Parent Preference for Class 2</text:p>
          </table:table-cell>
          <table:table-cell table:style-name="ce9" office:value-type="string" calcext:value-type="string">
            <text:p>Male or Female? (M or F)</text:p>
          </table:table-cell>
          <table:table-cell office:value-type="string" calcext:value-type="string">
            <text:p>in class1</text:p>
          </table:table-cell>
          <table:table-cell office:value-type="string" calcext:value-type="string">
            <text:p>in class2</text:p>
          </table:table-cell>
          <table:table-cell office:value-type="string" calcext:value-type="string">
            <text:p>1 élève par classe</text:p>
          </table:table-cell>
          <table:table-cell office:value-type="string" calcext:value-type="string">
            <text:p>préférence ok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[.E5]+[.F5]" office:value-type="float" office:value="1" calcext:value-type="float">
            <text:p>1</text:p>
          </table:table-cell>
          <table:table-cell table:formula="of:=IF(AND([.B5]=1;[.E5]=1);1;0)+IF(AND([.C5]=1;[.F5]=1);1;0)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[.E6]+[.F6]" office:value-type="float" office:value="1" calcext:value-type="float">
            <text:p>1</text:p>
          </table:table-cell>
          <table:table-cell table:formula="of:=IF(AND([.B6]=1;[.E6]=1);1;0)+IF(AND([.C6]=1;[.F6]=1);1;0)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[.E7]+[.F7]" office:value-type="float" office:value="1" calcext:value-type="float">
            <text:p>1</text:p>
          </table:table-cell>
          <table:table-cell table:formula="of:=IF(AND([.B7]=1;[.E7]=1);1;0)+IF(AND([.C7]=1;[.F7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[.E8]+[.F8]" office:value-type="float" office:value="1" calcext:value-type="float">
            <text:p>1</text:p>
          </table:table-cell>
          <table:table-cell table:formula="of:=IF(AND([.B8]=1;[.E8]=1);1;0)+IF(AND([.C8]=1;[.F8]=1);1;0)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E9]+[.F9]" office:value-type="float" office:value="1" calcext:value-type="float">
            <text:p>1</text:p>
          </table:table-cell>
          <table:table-cell table:formula="of:=IF(AND([.B9]=1;[.E9]=1);1;0)+IF(AND([.C9]=1;[.F9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[.E10]+[.F10]" office:value-type="float" office:value="1" calcext:value-type="float">
            <text:p>1</text:p>
          </table:table-cell>
          <table:table-cell table:formula="of:=IF(AND([.B10]=1;[.E10]=1);1;0)+IF(AND([.C10]=1;[.F10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E11]+[.F11]" office:value-type="float" office:value="1" calcext:value-type="float">
            <text:p>1</text:p>
          </table:table-cell>
          <table:table-cell table:formula="of:=IF(AND([.B11]=1;[.E11]=1);1;0)+IF(AND([.C11]=1;[.F11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[.E12]+[.F12]" office:value-type="float" office:value="1" calcext:value-type="float">
            <text:p>1</text:p>
          </table:table-cell>
          <table:table-cell table:formula="of:=IF(AND([.B12]=1;[.E12]=1);1;0)+IF(AND([.C12]=1;[.F12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E13]+[.F13]" office:value-type="float" office:value="1" calcext:value-type="float">
            <text:p>1</text:p>
          </table:table-cell>
          <table:table-cell table:formula="of:=IF(AND([.B13]=1;[.E13]=1);1;0)+IF(AND([.C13]=1;[.F13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E14]+[.F14]" office:value-type="float" office:value="1" calcext:value-type="float">
            <text:p>1</text:p>
          </table:table-cell>
          <table:table-cell table:formula="of:=IF(AND([.B14]=1;[.E14]=1);1;0)+IF(AND([.C14]=1;[.F14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E15]+[.F15]" office:value-type="float" office:value="1" calcext:value-type="float">
            <text:p>1</text:p>
          </table:table-cell>
          <table:table-cell table:formula="of:=IF(AND([.B15]=1;[.E15]=1);1;0)+IF(AND([.C15]=1;[.F15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[.E16]+[.F16]" office:value-type="float" office:value="1" calcext:value-type="float">
            <text:p>1</text:p>
          </table:table-cell>
          <table:table-cell table:formula="of:=IF(AND([.B16]=1;[.E16]=1);1;0)+IF(AND([.C16]=1;[.F16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E17]+[.F17]" office:value-type="float" office:value="1" calcext:value-type="float">
            <text:p>1</text:p>
          </table:table-cell>
          <table:table-cell table:formula="of:=IF(AND([.B17]=1;[.E17]=1);1;0)+IF(AND([.C17]=1;[.F17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E18]+[.F18]" office:value-type="float" office:value="1" calcext:value-type="float">
            <text:p>1</text:p>
          </table:table-cell>
          <table:table-cell table:formula="of:=IF(AND([.B18]=1;[.E18]=1);1;0)+IF(AND([.C18]=1;[.F18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E19]+[.F19]" office:value-type="float" office:value="1" calcext:value-type="float">
            <text:p>1</text:p>
          </table:table-cell>
          <table:table-cell table:formula="of:=IF(AND([.B19]=1;[.E19]=1);1;0)+IF(AND([.C19]=1;[.F19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[.E20]+[.F20]" office:value-type="float" office:value="1" calcext:value-type="float">
            <text:p>1</text:p>
          </table:table-cell>
          <table:table-cell table:formula="of:=IF(AND([.B20]=1;[.E20]=1);1;0)+IF(AND([.C20]=1;[.F20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E21]+[.F21]" office:value-type="float" office:value="1" calcext:value-type="float">
            <text:p>1</text:p>
          </table:table-cell>
          <table:table-cell table:formula="of:=IF(AND([.B21]=1;[.E21]=1);1;0)+IF(AND([.C21]=1;[.F21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E22]+[.F22]" office:value-type="float" office:value="1" calcext:value-type="float">
            <text:p>1</text:p>
          </table:table-cell>
          <table:table-cell table:formula="of:=IF(AND([.B22]=1;[.E22]=1);1;0)+IF(AND([.C22]=1;[.F22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E23]+[.F23]" office:value-type="float" office:value="1" calcext:value-type="float">
            <text:p>1</text:p>
          </table:table-cell>
          <table:table-cell table:formula="of:=IF(AND([.B23]=1;[.E23]=1);1;0)+IF(AND([.C23]=1;[.F23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[.E24]+[.F24]" office:value-type="float" office:value="1" calcext:value-type="float">
            <text:p>1</text:p>
          </table:table-cell>
          <table:table-cell table:formula="of:=IF(AND([.B24]=1;[.E24]=1);1;0)+IF(AND([.C24]=1;[.F24]=1);1;0)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[.E25]+[.F25]" office:value-type="float" office:value="1" calcext:value-type="float">
            <text:p>1</text:p>
          </table:table-cell>
          <table:table-cell table:formula="of:=IF(AND([.B25]=1;[.E25]=1);1;0)+IF(AND([.C25]=1;[.F25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E26]+[.F26]" office:value-type="float" office:value="1" calcext:value-type="float">
            <text:p>1</text:p>
          </table:table-cell>
          <table:table-cell table:formula="of:=IF(AND([.B26]=1;[.E26]=1);1;0)+IF(AND([.C26]=1;[.F26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[.E27]+[.F27]" office:value-type="float" office:value="1" calcext:value-type="float">
            <text:p>1</text:p>
          </table:table-cell>
          <table:table-cell table:formula="of:=IF(AND([.B27]=1;[.E27]=1);1;0)+IF(AND([.C27]=1;[.F27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E28]+[.F28]" office:value-type="float" office:value="1" calcext:value-type="float">
            <text:p>1</text:p>
          </table:table-cell>
          <table:table-cell table:formula="of:=IF(AND([.B28]=1;[.E28]=1);1;0)+IF(AND([.C28]=1;[.F28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E29]+[.F29]" office:value-type="float" office:value="1" calcext:value-type="float">
            <text:p>1</text:p>
          </table:table-cell>
          <table:table-cell table:formula="of:=IF(AND([.B29]=1;[.E29]=1);1;0)+IF(AND([.C29]=1;[.F29]=1);1;0)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E30]+[.F30]" office:value-type="float" office:value="1" calcext:value-type="float">
            <text:p>1</text:p>
          </table:table-cell>
          <table:table-cell table:formula="of:=IF(AND([.B30]=1;[.E30]=1);1;0)+IF(AND([.C30]=1;[.F30]=1);1;0)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[.E31]+[.F31]" office:value-type="float" office:value="1" calcext:value-type="float">
            <text:p>1</text:p>
          </table:table-cell>
          <table:table-cell table:formula="of:=IF(AND([.B31]=1;[.E31]=1);1;0)+IF(AND([.C31]=1;[.F31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E32]+[.F32]" office:value-type="float" office:value="1" calcext:value-type="float">
            <text:p>1</text:p>
          </table:table-cell>
          <table:table-cell table:formula="of:=IF(AND([.B32]=1;[.E32]=1);1;0)+IF(AND([.C32]=1;[.F32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[.E33]+[.F33]" office:value-type="float" office:value="1" calcext:value-type="float">
            <text:p>1</text:p>
          </table:table-cell>
          <table:table-cell table:formula="of:=IF(AND([.B33]=1;[.E33]=1);1;0)+IF(AND([.C33]=1;[.F33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E34]+[.F34]" office:value-type="float" office:value="1" calcext:value-type="float">
            <text:p>1</text:p>
          </table:table-cell>
          <table:table-cell table:formula="of:=IF(AND([.B34]=1;[.E34]=1);1;0)+IF(AND([.C34]=1;[.F34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[.E35]+[.F35]" office:value-type="float" office:value="1" calcext:value-type="float">
            <text:p>1</text:p>
          </table:table-cell>
          <table:table-cell table:formula="of:=IF(AND([.B35]=1;[.E35]=1);1;0)+IF(AND([.C35]=1;[.F35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E36]+[.F36]" office:value-type="float" office:value="1" calcext:value-type="float">
            <text:p>1</text:p>
          </table:table-cell>
          <table:table-cell table:formula="of:=IF(AND([.B36]=1;[.E36]=1);1;0)+IF(AND([.C36]=1;[.F36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[.E37]+[.F37]" office:value-type="float" office:value="1" calcext:value-type="float">
            <text:p>1</text:p>
          </table:table-cell>
          <table:table-cell table:formula="of:=IF(AND([.B37]=1;[.E37]=1);1;0)+IF(AND([.C37]=1;[.F37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E38]+[.F38]" office:value-type="float" office:value="1" calcext:value-type="float">
            <text:p>1</text:p>
          </table:table-cell>
          <table:table-cell table:formula="of:=IF(AND([.B38]=1;[.E38]=1);1;0)+IF(AND([.C38]=1;[.F38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[.E39]+[.F39]" office:value-type="float" office:value="1" calcext:value-type="float">
            <text:p>1</text:p>
          </table:table-cell>
          <table:table-cell table:formula="of:=IF(AND([.B39]=1;[.E39]=1);1;0)+IF(AND([.C39]=1;[.F39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[.E40]+[.F40]" office:value-type="float" office:value="1" calcext:value-type="float">
            <text:p>1</text:p>
          </table:table-cell>
          <table:table-cell table:formula="of:=IF(AND([.B40]=1;[.E40]=1);1;0)+IF(AND([.C40]=1;[.F40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E41]+[.F41]" office:value-type="float" office:value="1" calcext:value-type="float">
            <text:p>1</text:p>
          </table:table-cell>
          <table:table-cell table:formula="of:=IF(AND([.B41]=1;[.E41]=1);1;0)+IF(AND([.C41]=1;[.F41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[.E42]+[.F42]" office:value-type="float" office:value="1" calcext:value-type="float">
            <text:p>1</text:p>
          </table:table-cell>
          <table:table-cell table:formula="of:=IF(AND([.B42]=1;[.E42]=1);1;0)+IF(AND([.C42]=1;[.F42]=1);1;0)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[.E43]+[.F43]" office:value-type="float" office:value="1" calcext:value-type="float">
            <text:p>1</text:p>
          </table:table-cell>
          <table:table-cell table:formula="of:=IF(AND([.B43]=1;[.E43]=1);1;0)+IF(AND([.C43]=1;[.F43]=1);1;0)" office:value-type="float" office:value="1" calcext:value-type="float">
            <text:p>1</text:p>
          </table:table-cell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[.E44]+[.F44]" office:value-type="float" office:value="1" calcext:value-type="float">
            <text:p>1</text:p>
          </table:table-cell>
          <table:table-cell table:formula="of:=IF(AND([.B44]=1;[.E44]=1);1;0)+IF(AND([.C44]=1;[.F44]=1);1;0)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nb élèves</text:p>
          </table:table-cell>
          <table:table-cell table:formula="of:=SUM([.E5:.E44])" office:value-type="float" office:value="20" calcext:value-type="float">
            <text:p>20</text:p>
          </table:table-cell>
          <table:table-cell table:formula="of:=SUM([.F5:.F44])" office:value-type="float" office:value="20" calcext:value-type="float">
            <text:p>20</text:p>
          </table:table-cell>
          <table:table-cell/>
          <table:table-cell table:formula="of:=SUM([.H5:.H44])" office:value-type="float" office:value="34" calcext:value-type="float">
            <text:p>34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nb garçons</text:p>
          </table:table-cell>
          <table:table-cell table:formula="of:=SUMIF([.$D$5:.$D$44];&quot;=M&quot;;[.E5:.E44])" office:value-type="float" office:value="12" calcext:value-type="float">
            <text:p>12</text:p>
          </table:table-cell>
          <table:table-cell table:formula="of:=SUMIF([.$D$5:.$D$44];&quot;=M&quot;;[.F5:.F44])" office:value-type="float" office:value="11" calcext:value-type="float">
            <text:p>11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OBJECTIVE</text:p>
          </table:table-cell>
          <table:table-cell table:formula="of:=SUMPRODUCT([.E5:.E44];[.B5:.B44])" office:value-type="float" office:value="22" calcext:value-type="float">
            <text:p>22</text:p>
          </table:table-cell>
          <table:table-cell table:formula="of:=SUMPRODUCT([.F5:.F44];[.C5:.C44])" office:value-type="float" office:value="24" calcext:value-type="float">
            <text:p>24</text:p>
          </table:table-cell>
          <table:table-cell table:style-name="ce1" table:formula="of:=[.E47]+[.F47]" office:value-type="float" office:value="46" calcext:value-type="float">
            <text:p>46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Twins 10 11</text:p>
          </table:table-cell>
          <table:table-cell table:formula="of:=ABS([.E11]-[.E10]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Students 4 9 15 25 30 36</text:p>
          </table:table-cell>
          <table:table-cell table:formula="of:=[.E8]+[.E13]+[.E19]+[.E29]+[.E34]+[.E40]" office:value-type="float" office:value="4" calcext:value-type="float">
            <text:p>4</text:p>
          </table:table-cell>
          <table:table-cell table:formula="of:=[.F8]+[.F13]+[.F19]+[.F29]+[.F34]+[.F40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Students 20 21</text:p>
          </table:table-cell>
          <table:table-cell table:formula="of:=ABS([.E24]-[.E25])" office:value-type="float" office:value="0" calcext:value-type="float">
            <text:p>0</text:p>
          </table:table-cell>
          <table:table-cell table:number-columns-repeated="3"/>
        </table:table-row>
        <table:table-row table:style-name="ro2" table:number-rows-repeated="104852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 style:data-style-name="N2" text:time-value="13:23:00.7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2T13:00:53</meta:creation-date>
    <dc:date>2015-08-13T18:33:13.621000000</dc:date>
    <meta:editing-duration>PT4H59M7S</meta:editing-duration>
    <meta:editing-cycles>6</meta:editing-cycles>
    <meta:generator>LibreOffice/4.4.5.2$Windows_x86 LibreOffice_project/a22f674fd25a3b6f45bdebf25400ed2adff0ff99</meta:generator>
    <meta:document-statistic meta:table-count="3" meta:cell-count="348" meta:object-count="0"/>
  </office:meta>
</office:document-meta>
</file>